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office:automatic-styles>
  <office:body>
    <office:spreadsheet>
      <table:table table:name="udacity-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dacity-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741666666666667">
            <text:p>74%</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0.45">
            <text:p>45%</text:p>
          </table:table-cell>
          <table:table-cell table:style-name="ce11"/>
          <table:table-cell table:style-name="ce7" table:formula="of:=COUNTIF([.M4:.M35];&quot;x&quot;)/19" office:value-type="percentage" office:value="0">
            <text:p>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table:table-cell table:style-name="ce9" office:value-type="string">
            <text:p>Default Semantics and Landmarks</text:p>
          </table:table-cell>
          <table:table-cell table:style-name="ce6"/>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table:table-cell table:style-name="ce9" office:value-type="string">
            <text:p>ARIA Relationships</text:p>
          </table:table-cell>
          <table:table-cell table:style-name="ce6"/>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table:table-cell table:style-name="ce9" office:value-type="string">
            <text:p>Quiz: Combo Box</text:p>
          </table:table-cell>
          <table:table-cell table:style-name="ce6"/>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table:table-cell table:style-name="ce9" office:value-type="string">
            <text:p>Hidden In Plain Sight</text:p>
          </table:table-cell>
          <table:table-cell table:style-name="ce6"/>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table:table-cell table:style-name="ce9" office:value-type="string">
            <text:p>Quiz: Name That Element Round 2</text:p>
          </table:table-cell>
          <table:table-cell table:style-name="ce6"/>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table:table-cell table:style-name="ce9" office:value-type="string">
            <text:p>Recap so far</text:p>
          </table:table-cell>
          <table:table-cell table:style-name="ce6"/>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table:table-cell table:style-name="ce9" office:value-type="string">
            <text:p>Introducing ARIA Live</text:p>
          </table:table-cell>
          <table:table-cell table:style-name="ce6"/>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table:table-cell table:style-name="ce9" office:value-type="string">
            <text:p>Atomic Relevant Busy</text:p>
          </table:table-cell>
          <table:table-cell table:style-name="ce6"/>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table:table-cell table:style-name="ce9" office:value-type="string">
            <text:p>Recap</text:p>
          </table:table-cell>
          <table:table-cell table:style-name="ce6"/>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office:value-type="string">
            <text:p>Quiz: Modal Dialog Quiz</text:p>
          </table:table-cell>
          <table:table-cell table:style-name="ce6"/>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247222222222222">
            <text:p>25%</text:p>
          </table:table-cell>
          <table:table-cell table:style-name="ce7" table:formula="of:=[.B3]" office:value-type="percentage" office:value="0.741666666666667">
            <text:p>74%</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5">07/05/2018</text:date>, <text:time>00:06: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05T00:06:31.15</dc:date>
    <dc:creator>Keith D Commiskey</dc:creator>
    <meta:editing-duration>P4DT10H50M16S</meta:editing-duration>
    <meta:editing-cycles>60</meta:editing-cycles>
    <meta:generator>OpenOffice/4.1.5$Win32 OpenOffice.org_project/415m1$Build-9789</meta:generator>
    <meta:document-statistic meta:table-count="4" meta:cell-count="766" meta:object-count="0"/>
  </office:meta>
</office:document-meta>
</file>